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cf6a7" officeooo:paragraph-rsid="001cf6a7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cf6a7" officeooo:paragraph-rsid="001cf6a7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cf6a7" officeooo:paragraph-rsid="001cf6a7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cf6a7" officeooo:paragraph-rsid="001e4584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cf6a7" officeooo:paragraph-rsid="001ec7de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ec7de" officeooo:paragraph-rsid="001ec7de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ec7de" officeooo:paragraph-rsid="001f2226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ec7de" officeooo:paragraph-rsid="00209c57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ec7de" officeooo:paragraph-rsid="00245831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ec7de" officeooo:paragraph-rsid="0026483a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ec7de" officeooo:paragraph-rsid="0027f126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ec7de" officeooo:paragraph-rsid="00295a2c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2d1a4" officeooo:paragraph-rsid="0027f126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09c57" officeooo:paragraph-rsid="001f2226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ec7de" officeooo:paragraph-rsid="001f2226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ec7de" officeooo:paragraph-rsid="0031530f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ec7de" officeooo:paragraph-rsid="0033580f" style:font-size-asian="16pt" style:font-weight-asian="normal" style:font-size-complex="16pt" style:font-weight-complex="normal"/>
    </style:style>
    <style:style style:name="T1" style:family="text">
      <style:text-properties officeooo:rsid="001e4584"/>
    </style:style>
    <style:style style:name="T2" style:family="text">
      <style:text-properties officeooo:rsid="001ea40b"/>
    </style:style>
    <style:style style:name="T3" style:family="text">
      <style:text-properties officeooo:rsid="00206427"/>
    </style:style>
    <style:style style:name="T4" style:family="text">
      <style:text-properties officeooo:rsid="001ec7de"/>
    </style:style>
    <style:style style:name="T5" style:family="text">
      <style:text-properties officeooo:rsid="00209c57"/>
    </style:style>
    <style:style style:name="T6" style:family="text">
      <style:text-properties officeooo:rsid="002104a5"/>
    </style:style>
    <style:style style:name="T7" style:family="text">
      <style:text-properties officeooo:rsid="00227d72"/>
    </style:style>
    <style:style style:name="T8" style:family="text">
      <style:text-properties officeooo:rsid="001fdb3e"/>
    </style:style>
    <style:style style:name="T9" style:family="text">
      <style:text-properties officeooo:rsid="00245831"/>
    </style:style>
    <style:style style:name="T10" style:family="text">
      <style:text-properties officeooo:rsid="0026483a"/>
    </style:style>
    <style:style style:name="T11" style:family="text">
      <style:text-properties officeooo:rsid="0021c266"/>
    </style:style>
    <style:style style:name="T12" style:family="text">
      <style:text-properties officeooo:rsid="0027f126"/>
    </style:style>
    <style:style style:name="T13" style:family="text">
      <style:text-properties officeooo:rsid="0022d1a4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22d1a4"/>
    </style:style>
    <style:style style:name="T16" style:family="text">
      <style:text-properties style:text-position="super 58%" officeooo:rsid="0027f126"/>
    </style:style>
    <style:style style:name="T17" style:family="text">
      <style:text-properties officeooo:rsid="0023c7f7"/>
    </style:style>
    <style:style style:name="T18" style:family="text">
      <style:text-properties officeooo:rsid="00295a2c"/>
    </style:style>
    <style:style style:name="T19" style:family="text">
      <style:text-properties officeooo:rsid="002462f0"/>
    </style:style>
    <style:style style:name="T20" style:family="text">
      <style:text-properties officeooo:rsid="0031530f"/>
    </style:style>
    <style:style style:name="T21" style:family="text">
      <style:text-properties officeooo:rsid="0032d763"/>
    </style:style>
    <style:style style:name="T22" style:family="text">
      <style:text-properties officeooo:rsid="0033580f"/>
    </style:style>
    <style:style style:name="T23" style:family="text">
      <style:text-properties officeooo:rsid="003423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DSC-102 Assignment-1</text:p>
      <text:p text:style-name="P2"><text:s text:c="40"/>-Sairaj Patro (204215)</text:p>
      <text:p text:style-name="P3"/>
      <text:p text:style-name="P3">1.What is a Variable in python?</text:p>
      <text:p text:style-name="P3"><text:s text:c="3"/>Variable is a container that stores the value.</text:p>
      <text:p text:style-name="P3">2.How do you create a variable?</text:p>
      <text:p text:style-name="P4"><text:s text:c="3"/>We can directly take the variable name and put a “=” sign and after this we <text:s text:c="4"/>can assign the value , and the variable will be created with the given value.</text:p>
      <text:p text:style-name="P4">3. How do you check the value within a variable?</text:p>
      <text:p text:style-name="P4"><text:s text:c="4"/><text:span text:style-name="T1">By printing the variable \</text:span></text:p>
      <text:p text:style-name="P4">4. How do you create multiple variables in a single statement?</text:p>
      <text:p text:style-name="P4"><text:s text:c="4"/><text:span text:style-name="T1">By using comma in between two variables </text:span></text:p>
      <text:p text:style-name="P4">5. How do you create multiple variables with the same value?</text:p>
      <text:p text:style-name="P4"><text:s text:c="4"/><text:span text:style-name="T1">We will write multiple variables by using comma and at last we will <text:s/>use a “=” sign and assign the value and the same value will be given to different variables.</text:span></text:p>
      <text:p text:style-name="P4"><text:tab/><text:span text:style-name="T2">e.g. <text:s/>x,y=10</text:span></text:p>
      <text:p text:style-name="P4">6. How do you change the value of a variable?</text:p>
      <text:p text:style-name="P4"><text:s text:c="4"/><text:span text:style-name="T1">We will write the same variable and a new value to change the previous value of the same variable.</text:span></text:p>
      <text:p text:style-name="P4">7. How do you reassign a variable by modifying the previous value?</text:p>
      <text:p text:style-name="P5"><text:s text:c="3"/><text:span text:style-name="T1">We will write the same variable and a new value to change the previous value of the same variable.</text:span></text:p>
      <text:p text:style-name="P5">8. What does the statement `counter += 4` do?</text:p>
      <text:p text:style-name="P5"><text:s text:c="4"/><text:span text:style-name="T3">It will </text:span><text:span text:style-name="T4">add 4 to the previous number (increment the value by 4).</text:span></text:p>
      <text:p text:style-name="P5">9. What are the rules for naming a variable?</text:p>
      <text:p text:style-name="P5"><text:s text:c="4"/><text:span text:style-name="T4">Constants such as true,false cannot be declared as a variable name,</text:span></text:p>
      <text:p text:style-name="P5"><text:s text:c="4"/><text:span text:style-name="T4">it should not start with any number </text:span></text:p>
      <text:p text:style-name="P5"><text:s text:c="4"/><text:span text:style-name="T4">there should not be any space in the name,</text:span></text:p>
      <text:p text:style-name="P5"><text:s text:c="4"/><text:span text:style-name="T4">we can use “_“</text:span></text:p>
      <text:p text:style-name="P5"><text:s text:c="5"/><text:span text:style-name="T4">it is case sensitive.</text:span></text:p>
      <text:p text:style-name="P5">10. Are variable names case-sensitive?Do `a_variable`, `A_Variable`, and <text:s text:c="3"/>`A_VARIABLE` represent the same variable or different ones?</text:p>
      <text:p text:style-name="P5"><text:s text:c="5"/><text:span text:style-name="T4">Yes names are case sensitive. Yes, there are different variable.</text:span></text:p>
      <text:p text:style-name="P5">11. What is Syntax? Why is it important?</text:p>
      <text:p text:style-name="P5"><text:s text:c="6"/><text:span text:style-name="T4">The way of writing code is called syntax. It is important to understand <text:s text:c="3"/>the code in a better manner.</text:span></text:p>
      <text:p text:style-name="P5">12. What happens if you execute a statement with invalid syntax?</text:p>
      <text:p text:style-name="P5"><text:soft-page-break/><text:s text:c="5"/><text:span text:style-name="T4">It will show a error.</text:span></text:p>
      <text:p text:style-name="P6">13. How do you check the data type of a variable?</text:p>
      <text:p text:style-name="P6"><text:s text:c="6"/>By typing type(var) <text:s/>we will get the variable type.</text:p>
      <text:p text:style-name="P6">14. What are the built-in data types in Python?</text:p>
      <text:p text:style-name="P6"><text:s text:c="6"/>Built-in data types in python are number, variable, string,arrays, list, dictionary, tuple, set</text:p>
      <text:p text:style-name="P6">15. What is a primitive data type?</text:p>
      <text:p text:style-name="P7"><text:s text:c="5"/><text:span text:style-name="T5">Datatype that doesnot contain any other datatype as its component.</text:span></text:p>
      <text:p text:style-name="P7">16. What are the primitive data types available in Python?</text:p>
      <text:p text:style-name="P7"><text:s text:c="5"/><text:span text:style-name="T5">numbers</text:span></text:p>
      <text:p text:style-name="P7"/>
      <text:p text:style-name="P7">17. What is a data structure or container data type?</text:p>
      <text:p text:style-name="P7"><text:s text:c="5"/><text:span text:style-name="T5">Container datatype will allow us to store a collection of data. e.g, tuple, set, etc.</text:span></text:p>
      <text:p text:style-name="P7"><text:s text:c="6"/></text:p>
      <text:p text:style-name="P7">18. What are the container types available in Python?</text:p>
      <text:p text:style-name="P7"><text:s text:c="4"/><text:span text:style-name="T5">Tuple, set, list, dictionaries.</text:span></text:p>
      <text:p text:style-name="P7"/>
      <text:p text:style-name="P7">19. What kind of data does the Integer data type represent?</text:p>
      <text:p text:style-name="P14"><text:s text:c="6"/>Number</text:p>
      <text:p text:style-name="P7"/>
      <text:p text:style-name="P7">20. What are the numerical limits of the integer data type?</text:p>
      <text:p text:style-name="P7"><text:s text:c="5"/><text:span text:style-name="T5">No limit</text:span></text:p>
      <text:p text:style-name="P7">21. What kind of data does the float data type represent?</text:p>
      <text:p text:style-name="P7"><text:s text:c="5"/><text:span text:style-name="T5">Decimal numbers.</text:span></text:p>
      <text:p text:style-name="P7"/>
      <text:p text:style-name="P7">22. How does Python decide if a given number is a float or an integer?</text:p>
      <text:p text:style-name="P7"><text:s text:c="6"/><text:span text:style-name="T5">It will check for a decimal symbol(.) if it is available then it is a float or else it is a interger.</text:span></text:p>
      <text:p text:style-name="P7"/>
      <text:p text:style-name="P7">23. How can you create a variable which stores a whole number, e.g., 4 but has the float data type?</text:p>
      <text:p text:style-name="P7"><text:s text:c="5"/><text:span text:style-name="T5">4.0</text:span></text:p>
      <text:p text:style-name="P7">24. How do you create floats representing very large (e.g., 6.023 x 10^23) or very small numbers (0.000000123)?</text:p>
      <text:p text:style-name="P7"><text:s text:c="4"/><text:span text:style-name="T5">by using exponential notation.</text:span></text:p>
      <text:p text:style-name="P7">25. What does the expression `23e-12` represent?</text:p>
      <text:p text:style-name="P7"><text:s text:c="5"/><text:span text:style-name="T5">0.000000000023</text:span></text:p>
      <text:p text:style-name="P7"/>
      <text:p text:style-name="P7"><text:soft-page-break/>26. Can floats be used to store numbers with unlimited precision?</text:p>
      <text:p text:style-name="P7"><text:s text:c="6"/><text:span text:style-name="T5">No.</text:span></text:p>
      <text:p text:style-name="P7"/>
      <text:p text:style-name="P7">27. What are the differences between integers and floats?</text:p>
      <text:p text:style-name="P7"><text:s text:c="4"/><text:span text:style-name="T5">Integers works with whole numbers whereas float works with all real numbers.</text:span></text:p>
      <text:p text:style-name="P7"/>
      <text:p text:style-name="P7">28. How do you convert an integer to a float?</text:p>
      <text:p text:style-name="P7"><text:s text:c="6"/><text:span text:style-name="T5">float(number)</text:span></text:p>
      <text:p text:style-name="P7"/>
      <text:p text:style-name="P7">29. How do you convert a float to an integer?</text:p>
      <text:p text:style-name="P8"><text:s text:c="7"/><text:span text:style-name="T5">int(number)</text:span></text:p>
      <text:p text:style-name="P8"><text:s text:c="3"/></text:p>
      <text:p text:style-name="P7">30. What is the result obtained when you convert 1.99 to an integer?</text:p>
      <text:p text:style-name="P7"><text:s text:c="6"/><text:span text:style-name="T5">1</text:span></text:p>
      <text:p text:style-name="P7"/>
      <text:p text:style-name="P7">31. What are the data types of the results of the division operators `/` and `//`?</text:p>
      <text:p text:style-name="P7"><text:s text:c="5"/>/ -<text:span text:style-name="T6">results in floating</text:span></text:p>
      <text:p text:style-name="P7"><text:s text:c="5"/>// -<text:span text:style-name="T6">results in interger</text:span></text:p>
      <text:p text:style-name="P7"/>
      <text:p text:style-name="P7">32. What kind of data does the Boolean data type represent?</text:p>
      <text:p text:style-name="P7"><text:s text:c="5"/><text:span text:style-name="T6">Either true or false</text:span></text:p>
      <text:p text:style-name="P7"/>
      <text:p text:style-name="P7">33. Which types of Python operators return booleans as a result?</text:p>
      <text:p text:style-name="P7"><text:s text:c="6"/><text:span text:style-name="T6">Logical operators</text:span></text:p>
      <text:p text:style-name="P7"/>
      <text:p text:style-name="P7">34. What happens if you try to use a boolean in arithmetic operation?</text:p>
      <text:p text:style-name="P7"><text:s text:c="5"/><text:span text:style-name="T6">It will treat 1 as true and 0 as false</text:span></text:p>
      <text:p text:style-name="P7">35. How can any value in Python be covered to a boolean?</text:p>
      <text:p text:style-name="P7"><text:s text:c="5"/><text:span text:style-name="T6">bool(value)</text:span></text:p>
      <text:p text:style-name="P7">36. What are truthy and falsy values?</text:p>
      <text:p text:style-name="P7"><text:s text:c="6"/><text:span text:style-name="T6">When we convert non boolean values into boolean and when it is <text:s/>true it is called as truthy and similarly called falsy.</text:span></text:p>
      <text:p text:style-name="P7"/>
      <text:p text:style-name="P7">37. What are the values in Python that evaluate to False?</text:p>
      <text:p text:style-name="P7"><text:s text:c="7"/><text:span text:style-name="T6">Null and 0</text:span></text:p>
      <text:p text:style-name="P7"/>
      <text:p text:style-name="P7">38. Give some examples of values that evaluate to True.</text:p>
      <text:p text:style-name="P7"><text:soft-page-break/><text:s text:c="4"/><text:span text:style-name="T6">All non zero values. “abcd”,25</text:span></text:p>
      <text:p text:style-name="P7"/>
      <text:p text:style-name="P7">39. What kind of data does the None data type represent?</text:p>
      <text:p text:style-name="P7"><text:s text:c="4"/><text:span text:style-name="T6">No data</text:span></text:p>
      <text:p text:style-name="P7"/>
      <text:p text:style-name="P7">40. What is the purpose of None?</text:p>
      <text:p text:style-name="P7"><text:s text:c="4"/><text:span text:style-name="T6">It used to declare a variable which doesnot reference to any data.</text:span></text:p>
      <text:p text:style-name="P7"/>
      <text:p text:style-name="P7">41. What kind of data does the String data type represent?</text:p>
      <text:p text:style-name="P7"><text:s text:c="4"/><text:span text:style-name="T6">Sequence of character or text data .</text:span></text:p>
      <text:p text:style-name="P7"/>
      <text:p text:style-name="P7">42. What are the different ways of creating strings in Python?</text:p>
      <text:p text:style-name="P7"><text:s text:c="5"/><text:span text:style-name="T6">By typcasting to string by using str or writing anything within double Quotes.</text:span></text:p>
      <text:p text:style-name="P7">43. What is the difference between strings creating using single quotes, i.e. `'` and `'` vs. those created using double quotes, i.e. `\` and `\`?</text:p>
      <text:p text:style-name="P7"><text:s text:c="5"/><text:span text:style-name="T7">they are same</text:span></text:p>
      <text:p text:style-name="P7">44. How do you create multi-line strings in Python?</text:p>
      <text:p text:style-name="P7"><text:s text:c="4"/><text:span text:style-name="T7">By using ‘’’ ‘’’, “”” ”””</text:span></text:p>
      <text:p text:style-name="P7"/>
      <text:p text:style-name="P7">45. What is the newline character, `\\n`?</text:p>
      <text:p text:style-name="P7"><text:s text:c="4"/><text:span text:style-name="T7">whereever it is used it will break the line there and the rest it will print in the next line.</text:span></text:p>
      <text:p text:style-name="P7"/>
      <text:p text:style-name="P7">46. What are escaped characters? How are they useful?</text:p>
      <text:p text:style-name="P7"><text:s text:c="4"/><text:span text:style-name="T7">Characters starting with a backslash(\), and character with special meanings.</text:span></text:p>
      <text:p text:style-name="P7"/>
      <text:p text:style-name="P7">47. How do you check the length of a string?</text:p>
      <text:p text:style-name="P7"><text:s text:c="5"/><text:span text:style-name="T7">len(string)</text:span></text:p>
      <text:p text:style-name="P7"/>
      <text:p text:style-name="P7">48. How do you convert a string into a list of characters?</text:p>
      <text:p text:style-name="P7"><text:s text:c="5"/><text:span text:style-name="T7">By typecasting a string to a list.</text:span></text:p>
      <text:p text:style-name="P7"/>
      <text:p text:style-name="P7">49. How do you access a specific character from a string?</text:p>
      <text:p text:style-name="P7"><text:s text:c="5"/><text:span text:style-name="T7">By using index of that specific character (that is written inside a square brackets)</text:span></text:p>
      <text:p text:style-name="P7"/>
      <text:p text:style-name="P7">50. How do you access a range of characters from a string?</text:p>
      <text:p text:style-name="P7"><text:soft-page-break/><text:s text:c="4"/><text:span text:style-name="T7">By giving the starting index and the ending index (e.g a[1:3])</text:span></text:p>
      <text:p text:style-name="P7"/>
      <text:p text:style-name="P7">51. How do you check if a specific character occurs in a string?</text:p>
      <text:p text:style-name="P7"><text:s text:c="5"/><text:span text:style-name="T7">By using the “in” keyword.</text:span></text:p>
      <text:p text:style-name="P7"/>
      <text:p text:style-name="P7">52. How do you check if a smaller string occurs within a bigger string?</text:p>
      <text:p text:style-name="P7"><text:s text:c="6"/><text:span text:style-name="T7">We will write the small string and will use in keyword (e.g, a=”sairam” “sai”in a ).</text:span></text:p>
      <text:p text:style-name="P7"/>
      <text:p text:style-name="P7">53. How do you join two or more strings?</text:p>
      <text:p text:style-name="P7"><text:s text:c="5"/><text:span text:style-name="T7">By using conca</text:span><text:span text:style-name="T10">t</text:span><text:span text:style-name="T7">enation(+)</text:span></text:p>
      <text:p text:style-name="P7"/>
      <text:p text:style-name="P7">54. What are \methods\ in Python? How are they different from functions?</text:p>
      <text:p text:style-name="P9"><text:s text:c="6"/><text:span text:style-name="T8">Methods are the operations that belong to a class. They are bound to a class and can be called using a reference of an object of the class. Functions can be called without such a constraint.</text:span></text:p>
      <text:p text:style-name="P7"/>
      <text:p text:style-name="P7">55. What do the `.lower`, `.upper` and `.capitalize` methods on strings do?</text:p>
      <text:p text:style-name="P7"><text:s text:c="4"/>.<text:span text:style-name="T9">lower will convert the sting to lowercase</text:span></text:p>
      <text:p text:style-name="P9"><text:s text:c="4"/>.<text:span text:style-name="T9">upper will convert the sting to uppercase</text:span></text:p>
      <text:p text:style-name="P9"><text:s text:c="4"/>.capitalize <text:s/><text:span text:style-name="T9">will convert the first alphabet to uppercase.</text:span></text:p>
      <text:p text:style-name="P9"/>
      <text:p text:style-name="P7">56. How do you replace a specific part of a string with something else?</text:p>
      <text:p text:style-name="P7"><text:s text:c="6"/><text:span text:style-name="T9">By using a replace function.</text:span></text:p>
      <text:p text:style-name="P7"/>
      <text:p text:style-name="P7">57. How do you split the string \Sun,Mon,Tue,Wed,Thu,Fri,Sat\ into a list of days?</text:p>
      <text:p text:style-name="P9"><text:s text:c="5"/><text:span text:style-name="T9">By u</text:span><text:span text:style-name="T8">sing the split function a</text:span><text:span text:style-name="T9">n</text:span><text:span text:style-name="T8">d </text:span><text:span text:style-name="T9">using</text:span><text:span text:style-name="T8"> ‘,’ as the delimiter.</text:span><text:span text:style-name="T9">\</text:span></text:p>
      <text:p text:style-name="P9"/>
      <text:p text:style-name="P7">58. How do you remove whitespace from the beginning and end of a string?</text:p>
      <text:p text:style-name="P7"><text:s text:c="5"/><text:span text:style-name="T9">By using split function.</text:span></text:p>
      <text:p text:style-name="P7"/>
      <text:p text:style-name="P7">59. What is the string `.format` method used for? Can you give an example?</text:p>
      <text:p text:style-name="P10"><text:s text:c="4"/><text:span text:style-name="T8">It is used to integrate variables and other dynamic elements to a string.</text:span></text:p>
      <text:p text:style-name="P10"><text:s text:c="4"/><text:span text:style-name="T10">e.g., </text:span></text:p>
      <text:p text:style-name="P10"><text:s text:c="5"/><text:span text:style-name="T10">a=”sai”</text:span></text:p>
      <text:p text:style-name="P10"><text:s text:c="5"/><text:span text:style-name="T10">b=”welcome {}”</text:span></text:p>
      <text:p text:style-name="P10"><text:soft-page-break/><text:s text:c="4"/><text:span text:style-name="T10">b.format(a)</text:span></text:p>
      <text:p text:style-name="P10"><text:s text:c="4"/><text:span text:style-name="T10"># will return welcome sai</text:span></text:p>
      <text:p text:style-name="P10"/>
      <text:p text:style-name="P7">60. What are the benefits of using the `.format` method instead of string concatenation?</text:p>
      <text:p text:style-name="P7"><text:s text:c="5"/><text:span text:style-name="T10">It is easier and can be used dynamically.</text:span></text:p>
      <text:p text:style-name="P7"/>
      <text:p text:style-name="P7">61. How do you convert a value of another type to a string?</text:p>
      <text:p text:style-name="P7"><text:s text:c="4"/><text:span text:style-name="T10">By using str(value)</text:span></text:p>
      <text:p text:style-name="P7"/>
      <text:p text:style-name="P7">62. How do you check if two strings have the same value?</text:p>
      <text:p text:style-name="P7"><text:s text:c="4"/><text:span text:style-name="T10">By using == operators</text:span></text:p>
      <text:p text:style-name="P7"/>
      <text:p text:style-name="P7">63. Where can you find the list of all the methods supported by strings?</text:p>
      <text:p text:style-name="P7"><text:s text:c="4"/><text:span text:style-name="T10">By using dir(string_name)</text:span></text:p>
      <text:p text:style-name="P7"/>
      <text:p text:style-name="P7">64. What is a list in Python?</text:p>
      <text:p text:style-name="P10"><text:s text:c="4"/><text:span text:style-name="T11">A list is an ordered, mutable array of objects.</text:span></text:p>
      <text:p text:style-name="P7">65. How do you create a list?</text:p>
      <text:p text:style-name="P7"><text:s text:c="5"/><text:span text:style-name="T12">A=[1,’d’,4]</text:span></text:p>
      <text:p text:style-name="P7"/>
      <text:p text:style-name="P7">66. Can a Python list contain values of different data types?</text:p>
      <text:p text:style-name="P7"><text:s text:c="5"/><text:span text:style-name="T12">Yes</text:span></text:p>
      <text:p text:style-name="P7"/>
      <text:p text:style-name="P7">67. Can a list contain another list as an element within it?</text:p>
      <text:p text:style-name="P7"><text:s text:c="4"/><text:span text:style-name="T12">Yes</text:span></text:p>
      <text:p text:style-name="P7"/>
      <text:p text:style-name="P7">68. Can you create a list without any values?</text:p>
      <text:p text:style-name="P7"><text:s text:c="4"/><text:span text:style-name="T12">Yes</text:span></text:p>
      <text:p text:style-name="P7"/>
      <text:p text:style-name="P7">69. How do you check the length of a list in Python?</text:p>
      <text:p text:style-name="P7"><text:s text:c="4"/><text:span text:style-name="T12">By using len() functions</text:span></text:p>
      <text:p text:style-name="P7"/>
      <text:p text:style-name="P7">70. How do you retrieve a value from a list?</text:p>
      <text:p text:style-name="P7"><text:s text:c="4"/><text:span text:style-name="T12">By using indexing.</text:span></text:p>
      <text:p text:style-name="P7"/>
      <text:p text:style-name="P7">71. What is the smallest and largest index you can use to access elements from a list containing five elements?</text:p>
      <text:p text:style-name="P7"><text:s text:c="3"/><text:span text:style-name="T12">Smallest is -5 and largest is 4</text:span></text:p>
      <text:p text:style-name="P7"><text:soft-page-break/></text:p>
      <text:p text:style-name="P7">72. What happens if you try to access an index equal to or larger than the size of a list?</text:p>
      <text:p text:style-name="P7"><text:s text:c="5"/><text:span text:style-name="T12">It <text:s/>will show an error</text:span></text:p>
      <text:p text:style-name="P7"/>
      <text:p text:style-name="P7">73. What happens if you try to access a negative index within a list?</text:p>
      <text:p text:style-name="P7"><text:s text:c="5"/><text:span text:style-name="T12">It start counting from backward (from the end of the list)</text:span></text:p>
      <text:p text:style-name="P7"/>
      <text:p text:style-name="P7">74. How do you access a range of elements from a list?</text:p>
      <text:p text:style-name="P7"><text:s text:c="4"/><text:span text:style-name="T12">By using indexes of those elements (a[2:6])</text:span></text:p>
      <text:p text:style-name="P7"/>
      <text:p text:style-name="P7">75. How many elements does the list returned by the expression `a_list[2:5]` contain?</text:p>
      <text:p text:style-name="P11"><text:s text:c="5"/><text:span text:style-name="T12">3</text:span></text:p>
      <text:p text:style-name="P11"><text:s/></text:p>
      <text:p text:style-name="P7">76. What do the ranges `a_list[:2]` and `a_list[2:]` represent?</text:p>
      <text:p text:style-name="P11"><text:s text:c="5"/><text:span text:style-name="T13">a_list[:2] will get all values from the 0</text:span><text:span text:style-name="T15">th</text:span><text:span text:style-name="T13"> index to the (2-1)</text:span><text:span text:style-name="T15">th</text:span><text:span text:style-name="T13"> index.</text:span></text:p>
      <text:p text:style-name="P13"><text:s text:c="5"/>a_list[2:] will get all elements from 2<text:span text:style-name="T14">nd</text:span> index to the last index.</text:p>
      <text:p text:style-name="P13"/>
      <text:p text:style-name="P7">77. How do you change the item stored at a specific index within a list?</text:p>
      <text:p text:style-name="P7"><text:s text:c="6"/><text:span text:style-name="T12">By mentioning the index which need to be changed. e.g, a[3]=6, means it will change the 2</text:span><text:span text:style-name="T16">nd</text:span><text:span text:style-name="T12"> index of the list.</text:span></text:p>
      <text:p text:style-name="P7"/>
      <text:p text:style-name="P7">78. How do you insert a new item at the beginning, middle, or end of a list?</text:p>
      <text:p text:style-name="P11"><text:s text:c="4"/><text:span text:style-name="T12">By u</text:span><text:span text:style-name="T13">sing the insert() method.</text:span></text:p>
      <text:p text:style-name="P11"/>
      <text:p text:style-name="P7">79. How do you remove an item from a list?</text:p>
      <text:p text:style-name="P11"><text:s text:c="4"/><text:span text:style-name="T13">By using either the pop or remove method.</text:span></text:p>
      <text:p text:style-name="P11"/>
      <text:p text:style-name="P7">80. How do you remove the item at a given index from a list?</text:p>
      <text:p text:style-name="P7"><text:s text:c="4"/><text:span text:style-name="T12">By using remove method</text:span></text:p>
      <text:p text:style-name="P7"/>
      <text:p text:style-name="P7">81. How do you check if a list contains a value?</text:p>
      <text:p text:style-name="P7"><text:s text:c="5"/><text:span text:style-name="T12">By using the in keyword</text:span></text:p>
      <text:p text:style-name="P7"/>
      <text:p text:style-name="P7">82. How do you combine two or most lists to create a larger list?</text:p>
      <text:p text:style-name="P7"><text:s text:c="5"/><text:span text:style-name="T12">By using the extend() method </text:span></text:p>
      <text:p text:style-name="P7"/>
      <text:p text:style-name="P7"><text:soft-page-break/>83. How do you create a copy of a list?</text:p>
      <text:p text:style-name="P7"><text:s text:c="5"/><text:span text:style-name="T12">By using the copy method</text:span></text:p>
      <text:p text:style-name="P7"/>
      <text:p text:style-name="P7">84. Does the expression `a_new_list = a_list` create a copy of the list `a_list`?</text:p>
      <text:p text:style-name="P12"><text:s text:c="5"/><text:span text:style-name="T17">No, it means that a_new_list and a_list both </text:span><text:span text:style-name="T18">are the</text:span><text:span text:style-name="T17"> same list.</text:span></text:p>
      <text:p text:style-name="P12"/>
      <text:p text:style-name="P7">85. Where can you find the list of all the methods supported by lists?</text:p>
      <text:p text:style-name="P7"><text:s text:c="5"/><text:span text:style-name="T18">dir(list)</text:span></text:p>
      <text:p text:style-name="P7"/>
      <text:p text:style-name="P7">86. What is a Tuple in Python?</text:p>
      <text:p text:style-name="P7"><text:s text:c="5"/><text:span text:style-name="T18">It is an immutable list , written by using ()</text:span></text:p>
      <text:p text:style-name="P7"/>
      <text:p text:style-name="P7">87. How is a tuple different from a list?</text:p>
      <text:p text:style-name="P12"><text:s text:c="5"/><text:span text:style-name="T19">A list is mutable </text:span><text:span text:style-name="T18">but </text:span><text:span text:style-name="T19">a tuple is immutable.</text:span></text:p>
      <text:p text:style-name="P12"/>
      <text:p text:style-name="P7">88. Can you add or remove elements in a tuple?</text:p>
      <text:p text:style-name="P7"><text:s text:c="5"/><text:span text:style-name="T18">No</text:span></text:p>
      <text:p text:style-name="P7"/>
      <text:p text:style-name="P7">89. How do you create a tuple with just one element?</text:p>
      <text:p text:style-name="P7"><text:s text:c="5"/><text:span text:style-name="T18">A=(3,), if we will not put the comma after the number it will take it as a interger.</text:span></text:p>
      <text:p text:style-name="P7"/>
      <text:p text:style-name="P7">90. How do you convert a tuple to a list and vice versa?</text:p>
      <text:p text:style-name="P7"><text:s text:c="4"/><text:span text:style-name="T18">By using <text:s/>typecasting into list() and tuple(). </text:span></text:p>
      <text:p text:style-name="P7"><text:s text:c="4"/></text:p>
      <text:p text:style-name="P7">91. What are the `count` and `index` method of a Tuple used for?</text:p>
      <text:p text:style-name="P7"><text:s text:c="6"/><text:span text:style-name="T20">Count() find how many times a specific thing got repeated in the tuple,</text:span></text:p>
      <text:p text:style-name="P7"><text:s text:c="6"/><text:span text:style-name="T20">index() <text:s/>method will help us to get the value at that specific position.</text:span></text:p>
      <text:p text:style-name="P7"/>
      <text:p text:style-name="P7">92. What is a dictionary in Python?</text:p>
      <text:p text:style-name="P7"><text:s text:c="7"/><text:span text:style-name="T20">Dictionary is a array consisting of key-value pairs.</text:span></text:p>
      <text:p text:style-name="P7"/>
      <text:p text:style-name="P7">93. How do you create a dictionary?</text:p>
      <text:p text:style-name="P16"><text:s text:c="7"/><text:span text:style-name="T20">X={‘name’: ‘sai’ , age: 21}</text:span></text:p>
      <text:p text:style-name="P16"><text:s text:c="7"/><text:span text:style-name="T20">it will create a dictionary</text:span></text:p>
      <text:p text:style-name="P16"><text:tab/></text:p>
      <text:p text:style-name="P7">94. What are keys and values?</text:p>
      <text:p text:style-name="P7"><text:s text:c="6"/><text:span text:style-name="T20">Keys are the attribute and values store the actual data in a dictionary.</text:span></text:p>
      <text:p text:style-name="P7"><text:soft-page-break/></text:p>
      <text:p text:style-name="P7">95. How do you access the value associated with a specific key in a dictionary?</text:p>
      <text:p text:style-name="P7"><text:s text:c="6"/><text:span text:style-name="T21">Dict_name[‘key’](x[‘name’])</text:span></text:p>
      <text:p text:style-name="P7"/>
      <text:p text:style-name="P7">96. What happens if you try to access the value for a key that doesn't exist in a dictionary?</text:p>
      <text:p text:style-name="P7"><text:s text:c="6"/><text:span text:style-name="T21">It will show an key error</text:span></text:p>
      <text:p text:style-name="P7"/>
      <text:p text:style-name="P7">97. What is the `.get` method of a dictionary used for?</text:p>
      <text:p text:style-name="P7"><text:span text:style-name="T21"><text:s text:c="6"/>It is used to get the value using the key , if the key value pair exists.</text:span></text:p>
      <text:p text:style-name="P7"/>
      <text:p text:style-name="P7">98. How do you change the value associated with a key in a dictionary?</text:p>
      <text:p text:style-name="P7"><text:s text:c="6"/><text:span text:style-name="T21">dict_name[‘key’] = ‘newname’</text:span></text:p>
      <text:p text:style-name="P7"/>
      <text:p text:style-name="P7">99. How do you add or remove a key-value pair in a dictionary?</text:p>
      <text:p text:style-name="P7"><text:s text:c="6"/><text:span text:style-name="T22">Add : dict_name[‘key_name’]=’value’</text:span></text:p>
      <text:p text:style-name="P17"><text:s text:c="6"/><text:span text:style-name="T22">Remove :del dict_name[‘key_name’]</text:span></text:p>
      <text:p text:style-name="P17"/>
      <text:p text:style-name="P7">100. How do you access the keys, values, and key-value pairs within a dictionary?</text:p>
      <text:p text:style-name="P7"><text:s text:c="6"/><text:span text:style-name="T23">Access key: dict_name.keys()</text:span></text:p>
      <text:p text:style-name="P7"><text:s text:c="6"/><text:span text:style-name="T23">Access values: dict_name.values()</text:span></text:p>
      <text:p text:style-name="P7"><text:s text:c="6"/><text:span text:style-name="T23">Access pair: dict_name.items()</text:span></text:p>
      <text:p text:style-name="P7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4:28:37.284578250</meta:creation-date>
    <dc:date>2023-07-10T15:36:00.771318975</dc:date>
    <meta:editing-duration>PT30M18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9" meta:paragraph-count="226" meta:word-count="2059" meta:character-count="11678" meta:non-whitespace-character-count="9183"/>
  </office:meta>
</office:document-meta>
</file>